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2.178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Deckblat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text-style-name="P1" draw:layer="layout" svg:width="25.19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&lt;Nicht geeigneter Algo&gt;</text:p>
          </draw:text-box>
        </draw:frame>
        <draw:frame presentation:style-name="pr4" draw:text-style-name="P1" draw:layer="layout" svg:width="25.199cm" svg:height="12.178cm" svg:x="1.4cm" svg:y="4.914cm" presentation:class="subtitle">
          <draw:text-box>
            <text:p>Als erstes könnte ein Algorithmus vorgestellt werden, für den sich eine parallele Implementierung nicht anbietet.</text:p>
            <text:p/>
            <text:list text:style-name="L1">
              <text:list-item>
                <text:p text:style-name="P2">Algorithmus</text:p>
              </text:list-item>
              <text:list-item>
                <text:p text:style-name="P2">Vergleich der Implementierungen / Laufzeiten</text:p>
              </text:list-item>
              <text:list-item>
                <text:p text:style-name="P2">Begründung warum nicht geeig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&lt;Geeigneter Algo&gt;</text:p>
          </draw:text-box>
        </draw:frame>
        <draw:frame presentation:style-name="pr4" draw:text-style-name="P1" draw:layer="layout" svg:width="25.199cm" svg:height="12.178cm" svg:x="1.4cm" svg:y="4.914cm" presentation:class="subtitle">
          <draw:text-box>
            <text:p>Im Hauptteil sollte ein Algorithmus präsentiert werden, der sich (gut) eignet parallel Umgesetzt zu werden. </text:p>
            <text:p/>
            <text:list text:style-name="L1">
              <text:list-item>
                <text:p text:style-name="P2">Kurze Erklärung der Funktionsweise und Erläuterung der Parallelisierungsansätze (<text:span text:style-name="T1">z.B. Mergesort: Aufsplittung der Sortiermenge Parallelisieren oder Mergefunktion Parallelisiere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&lt;Geeigneter Algo – Shared Memory Implementierung&gt;</text:p>
          </draw:text-box>
        </draw:frame>
        <draw:frame presentation:style-name="pr4" draw:text-style-name="P1" draw:layer="layout" svg:width="25.199cm" svg:height="12.178cm" svg:x="1.4cm" svg:y="4.914cm" presentation:class="subtitle">
          <draw:text-box>
            <text:p>Der gewählte Algorithmus soll mit parallelen Programmiermodell des Verteilten Speicher umgesetzt werden. (Sofern möglich und sinnig)</text:p>
            <text:p/>
            <text:list text:style-name="L1">
              <text:list-item>
                <text:p text:style-name="P2">Vergleich der Laufz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&lt;Geeigneter Algo – Thread Implementierung&gt;</text:p>
          </draw:text-box>
        </draw:frame>
        <draw:frame presentation:style-name="pr4" draw:text-style-name="P1" draw:layer="layout" svg:width="25.199cm" svg:height="12.178cm" svg:x="1.4cm" svg:y="4.914cm" presentation:class="subtitle">
          <draw:text-box>
            <text:p>Der gewählte Algorithmus soll mit parallelen Programmiermodell der Threads umgesetzt werden. (Sofern möglich und sinnig)</text:p>
            <text:p/>
            <text:list text:style-name="L1">
              <text:list-item>
                <text:p text:style-name="P2">Vergleich der Laufz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&lt;Geeigneter Algo – Message Passing Implementierung&gt;</text:p>
          </draw:text-box>
        </draw:frame>
        <draw:frame presentation:style-name="pr4" draw:text-style-name="P1" draw:layer="layout" svg:width="25.199cm" svg:height="12.178cm" svg:x="1.4cm" svg:y="4.914cm" presentation:class="subtitle">
          <draw:text-box>
            <text:p>Der gewählte Algorithmus soll mit parallelen Programmiermodell des Message Passing umgesetzt werden. (Sofern möglich und sinnig)</text:p>
            <text:p/>
            <text:list text:style-name="L1">
              <text:list-item>
                <text:p text:style-name="P2">Vergleich der Laufz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&lt;Geeigneter Algo – Data Parallel Implementierung&gt;</text:p>
          </draw:text-box>
        </draw:frame>
        <draw:frame presentation:style-name="pr4" draw:text-style-name="P1" draw:layer="layout" svg:width="25.199cm" svg:height="12.178cm" svg:x="1.4cm" svg:y="4.914cm" presentation:class="subtitle">
          <draw:text-box>
            <text:p>Der gewählte Algorithmus soll mit parallelen Programmiermodell der parallelen Daten umgesetzt werden. (Sofern möglich und sinnig)</text:p>
            <text:p/>
            <text:list text:style-name="L1">
              <text:list-item>
                <text:p text:style-name="P2">Vergleich der Laufz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&lt;Geeigneter Algo – Hybrid Implementierung&gt;</text:p>
          </draw:text-box>
        </draw:frame>
        <draw:frame presentation:style-name="pr4" draw:text-style-name="P1" draw:layer="layout" svg:width="25.199cm" svg:height="12.178cm" svg:x="1.4cm" svg:y="4.914cm" presentation:class="subtitle">
          <draw:text-box>
            <text:p>Der gewählte Algorithmus soll mit einer Mischung verschiedener paralleler Programmiermodelle umgesetzt werden. (Sofern möglich und sinnig)</text:p>
            <text:p/>
            <text:list text:style-name="L1">
              <text:list-item>
                <text:p text:style-name="P2">Vergleich der Laufz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left="0cm" fo:margin-right="0cm" fo:margin-top="0.623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erzeichnissprung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haltsverzeichnis_20_2" style:display-name="Inhaltsverzeichni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Inhaltsverzeichnis_20_1" style:display-name="Inhalts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</meta:initial-creator>
    <meta:creation-date>2017-01-21T22:30:27.416675603</meta:creation-date>
    <meta:editing-duration>PT13M46S</meta:editing-duration>
    <meta:editing-cycles>3</meta:editing-cycles>
    <dc:date>2017-01-21T22:43:49.731289531</dc:date>
    <dc:creator>marc </dc:creator>
    <meta:generator>LibreOffice/5.1.4.2$Linux_x86 LibreOffice_project/10m0$Build-2</meta:generator>
    <meta:document-statistic meta:object-count="56"/>
  </office:meta>
</office:document-meta>
</file>